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p text:style-name="Text_20_body">Keep thinking about thi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12T10:55:54.31</dc:date>
    <dc:creator>Isaac Kriegman</dc:creator>
    <meta:editing-duration>PT04H59M03S</meta:editing-duration>
    <meta:editing-cycles>11</meta:editing-cycles>
    <meta:document-statistic meta:table-count="0" meta:image-count="0" meta:object-count="0" meta:page-count="1" meta:paragraph-count="19" meta:word-count="439" meta:character-count="2477"/>
  </office:meta>
</office:document-meta>
</file>